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orphans="0" fo:widows="0"/>
    </style:style>
    <style:style style:name="P3" style:family="paragraph" style:parent-style-name="Standard">
      <style:paragraph-properties fo:line-height="150%"/>
      <style:text-properties style:font-name="Arial Narrow" fo:font-size="14pt" fo:language="sk" fo:country="SK" style:font-size-asian="14pt" style:font-size-complex="14pt"/>
    </style:style>
    <style:style style:name="P4" style:family="paragraph" style:parent-style-name="Standard">
      <style:paragraph-properties fo:line-height="150%" fo:orphans="0" fo:widows="0"/>
      <style:text-properties style:font-name="Arial Narrow" fo:font-size="14pt" fo:language="sk" fo:country="SK" style:font-size-asian="14pt" style:font-name-complex="Arial" style:font-size-complex="14pt"/>
    </style:style>
    <style:style style:name="P5" style:family="paragraph" style:parent-style-name="Standard">
      <style:paragraph-properties fo:line-height="150%" fo:orphans="0" fo:widows="0"/>
      <style:text-properties style:font-name="Arial Narrow" fo:font-size="14pt" fo:language="sk" fo:country="SK" fo:font-weight="bold" style:font-size-asian="14pt" style:font-weight-asian="bold" style:font-name-complex="Arial" style:font-size-complex="14pt"/>
    </style:style>
    <style:style style:name="P6" style:family="paragraph" style:parent-style-name="Standard">
      <style:paragraph-properties fo:line-height="150%" fo:orphans="0" fo:widows="0"/>
      <style:text-properties style:font-name="Arial Narrow" fo:font-size="14pt" fo:language="en" fo:country="US" style:font-size-asian="14pt" style:font-name-complex="Arial" style:font-size-complex="14pt"/>
    </style:style>
    <style:style style:name="P7" style:family="paragraph" style:parent-style-name="Title" style:master-page-name="Standard">
      <style:paragraph-properties style:page-number="auto"/>
      <style:text-properties style:font-name="Arial Narrow" fo:language="sk" fo:country="SK"/>
    </style:style>
    <style:style style:name="T1" style:family="text">
      <style:text-properties style:use-window-font-color="true" style:font-name="Arial Narrow" fo:font-size="36pt" fo:language="sk" fo:country="SK" style:font-size-asian="36pt" style:font-size-complex="36pt"/>
    </style:style>
    <style:style style:name="T2" style:family="text">
      <style:text-properties style:font-name="Arial Narrow" fo:font-size="14pt" fo:language="sk" fo:country="SK" style:font-size-asian="14pt" style:font-name-complex="Arial" style:font-size-complex="14pt"/>
    </style:style>
    <style:style style:name="T3" style:family="text">
      <style:text-properties style:font-name="Arial Narrow" fo:font-size="14pt" fo:language="sk" fo:country="SK" fo:font-weight="bold" style:font-size-asian="14pt" style:font-weight-asian="bold" style:font-name-complex="Arial"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_GoBack"/></text:p>
      <text:p text:style-name="Title"><text:span text:style-name="T1">Mov eejehtimmie Afrikasne.</text:span><text:span text:style-name="T2"> </text:span></text:p>
      <text:p text:style-name="P2"><text:span text:style-name="T3">Måanta</text:span></text:p>
      <text:p text:style-name="P2"><text:span text:style-name="T2">Daen biejjien Manne jih Janne vuelkebe Afrikase, eejehtimmesne. Daelie tsåahka lea 05.30, jih mijjien feeleme lea 06.00. Mov lea stoerre daevere. Mov daeveresne lea måvhkah, abpesh, lijhkiemåvhkah, guapah jih healmah. Dam manne daarpsjem. Jïh dam manne edtjem åastedh. Manne aavoedem! Stjørdalsne vearolde lea nåake. Dihte lea tjåetskeme jih ebrie. Hijven edtja Afrikase båetedh. Desnie <text:s/>biejjieguaka jih bijvele. </text:span></text:p>
      <text:p text:style-name="P2"><text:span text:style-name="T2">Daelie manne fuehpesne! Manne tjoerem vuelkedh!:)</text:span></text:p>
      <text:p text:style-name="P3"/>
      <text:p text:style-name="P2"><text:span text:style-name="T3">Dæjsta</text:span></text:p>
      <text:p text:style-name="P2"><text:span text:style-name="T2">Daelie mijjieh girtiesæjjan båeteme. Daesnie lea jijnje almetjh. Almetjh gaajhkene lehkesne! Mijjien girtie tsåahka 7 <text:s/>dan iehkeden jåhta. Daelie tsåahka lea 3, die mijjieh tjoerebe guhkiem vuerhtedh. Manne leam aavone, dan åvteste manne veeltim mov datamaskinem meatan. Dellie manne maahtam gaskeviermesne tjahkasjidh, mearan manne vuartam. Manne edtjem facebookese tjaeledh, manne afrikase vualkam. Manne aaj bårrastohteminie. Kanne manne tjoerem beapmoeh åestedh? Janne tjahkesje gærjam Afrikan bijre låhka. Im manne vissjh lohkedh. Janne  åådtje munnjien dam bijre mængan sopsestidh. Luste sjædta gærtan tjihkedidh. Manne eahtsam haeliehtidh. Janne aassjoeste haeliehtidh.</text:span></text:p>
      <text:p text:style-name="P4"/>
      <text:p text:style-name="P2"><text:span text:style-name="T3">Gaskevåhkoe</text:span></text:p>
      <text:p text:style-name="P2"><text:span text:style-name="T2">Daelie mijjieh libie Afrikasne! Dellie maa! Hijven daesnie årrodh. Gaaj bijvele daesnie. Tjaebpies vearolde! Mijjieh diekie bøøtimh seenhte jååktj-iehkeden. </text:span></text:p>
      <text:p text:style-name="P2"><text:span text:style-name="T2">Hijven girtesne gåarede, jalhts guhkies girtietuvre. Mijjieh haeliehtimh 10 tæjmoeh. Daan mænngan mijjieh taxiem veeltimh girtiesijjieste hotellasse. Hotelle lea naa stoerre. Almetjh gieh daesnie barkeminie lea tryjjes. Njaelkies beapmoeh. Dan aereden manne guhkiem åareme, manne lim nahkeren. Janne guhkiem åareme aaj. Mohte mijjieh hinnimh aeredsbeapmoeh byøpmedidh. Mænngan mijjieh olkese vøølkimh. voestegh mijjieh ussjedimh mijjieh edjimh laavkodh, mohte idtjimh vissjh gaadtan vaedtsedh. Die daen biejjien barre staaretuvre sjidti. Mijjieh veedtsimh ovmessie bovride vuartasjimh. </text:span></text:p>
      <text:p text:style-name="P4"/>
      <text:p text:style-name="P2"><text:span text:style-name="T3">Duarsta</text:span></text:p>
      <text:p text:style-name="P2"><text:span text:style-name="T2">Daelie mijjieh gaedtiesne. Daen biejjien mijjieh edtjebe baarre biejjesne gællasjidh. Mijjieh sijhtebe provnh sjidtedh! Mohte mijjieh tjoerebe biejjiebadtja mujhtedh, olles mijjieh roevhth! Manne tuhtjem dam lea bøøremes biejjesne gællasjidh. Daelie manne gærjam Afrikan bijre lohkeme, Janne lea dam lohkeme. Mænngan Janne jih manne edtjebe tjaetsieskutere vuejedh! Dihte lea luste! Gaedtiesne lea jijne almetjh, mohte ij naan tjaebies baernieh. Dihte lea sådtoe. Daen biejjien ibie mijjieh beapmoeh byøpmedamme, die mijjieh bårrestohteminie. Manne sijhtem spagettem byøpmedh. </text:span></text:p>
      <text:p text:style-name="P6"/>
      <text:p text:style-name="P2"><text:span text:style-name="T3">Bearjadahke</text:span></text:p>
      <text:p text:style-name="P2"><text:span text:style-name="T2">Daen biejjien nåake vearolde orreme, obreme jih biegkeme. Die daen biejjien ibie mijjieh gællasjamme gaedtiesne. Daen biejjien manne gujht tjoerem måvka jih guapah tsaekedh. Mohte læjhkan manne gåaloejim. Jalhts nåake vearolde orreme, dellie biejjie gaajh luste orreme. Mijjieh njaelkies beapmoeh byøpmedamme resturantsne, mijjieh dåånhtseme jih åesiestamme.Daen iehkeden mijjieh edtjebe lustestalledh. Dihte sjædta luste. Manne murries baerniem råakeme, dan nomme Mikael jih Englaanteste båata.  Manne vientem dihte medtie 20 jaepien båeries. dihte aaj edtja mijjine dåeriedidh lustestalledh daen iehkeden. Manne håhkesjem vearolde lea buerebe jirreden! </text:span></text:p>
      <text:p text:style-name="P5"/>
      <text:p text:style-name="P2"><text:span text:style-name="T3">Laavvardahke</text:span></text:p>
      <text:p text:style-name="P2"><text:span text:style-name="T2">Daen biejjien tjaebpies vearolde! Dihte lea hijven. Daate mijjen minngemes biejjie Afrikasne. Mijjien jijnje almetjh råakebe. Murres. Manne leam sæjloes, jåktan mænngan. Manne leam  jijnje dåånhtseme. Edtja hijven bååstede båetedh sjidtedh. Im manne maam jijnje vaarjoeh åasteme, dihte lea hijven. Daen biejjien manne jih janne giefies maanase råkebe. Dellie manne sijhtem naan vaarjoeh maanide vedtedh. Manne vienhtem dah aavoes sjidtedh. Im manne dejtie daarspjieh. </text:span></text:p>
      <text:p text:style-name="P2"><text:span text:style-name="T2"> </text:span></text:p>
      <text:p text:style-name="P2"><text:span text:style-name="T3">Aejlege</text:span></text:p>
      <text:p text:style-name="P1"><text:span text:style-name="T2">Daelie manne gåetesne . Hijven bååstede Nøørjesne årrodh, mohte manne joe Afrikan ohtselim. Luste ålkoelaantesne årrodh! Hijven eejehtimmine. Hijven girtesne bååstede gåarede, jalhts mijjieh mahte fer seenhte girtesijjese bøøtimh. Fuehpesne! mijjieh tjoerimh taxeste varredh girtiesijjiese. Mohte mijjieh girtie hinnebe. Mijjieh aaj hinnebe mijjen daeverh girtine seentedh. ibie mijjieh limh oktegh girtiesne, girtie lij dieves. Manne tjahkesjim nyjsenæjjajne sveerjeste, dihte aaj Afrikasne eejehtimmiesne orreme, mohte dihte lij skjemtje abpe eejehtimmie. Manne aavone åvteste mijjieh Afrikase vøølkimh. Dihte edja luste sjidtedh gaajhkesh guvvieh vuejnedh. Mohte daelie eejehtimmie nåhkeme, jih jirreden manne tjoerem skuvlese vihth bååstede. Manne håhkesjem manne edjtedh bååstede Afrikase akten aejkie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nb" fo:country="NO" style:letter-kerning="false" style:font-name-asian="ＭＳ 明朝" style:font-size-asian="12pt" style:language-asian="en" style:country-asian="US"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Default_20_Paragraph_20_Font" style:display-name="Default Paragraph Font" style:family="text"/>
    <style:style style:name="Tittel_20_Tegn" style:display-name="Tittel Tegn" style:family="text" style:parent-style-name="Default_20_Paragraph_20_Font">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Topptekst_20_Tegn" style:display-name="Topptekst Tegn" style:family="text" style:parent-style-name="Default_20_Paragraph_20_Font"/>
    <style:style style:name="Bunntekst_20_Tegn" style:display-name="Bunntekst Tegn"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iken Stinnerbom</meta:initial-creator>
    <dc:creator>Sissel Jåma</dc:creator>
    <meta:editing-cycles>2</meta:editing-cycles>
    <meta:creation-date>2012-03-09T08:20:00</meta:creation-date>
    <dc:date>2012-03-09T08:20:00</dc:date>
    <meta:editing-duration>PT1M</meta:editing-duration>
    <meta:generator>LibreOffice/6.4.6.2$Linux_X86_64 LibreOffice_project/40$Build-2</meta:generator>
    <meta:document-statistic meta:table-count="0" meta:image-count="0" meta:object-count="0" meta:page-count="1" meta:paragraph-count="18" meta:word-count="574" meta:character-count="4479" meta:non-whitespace-character-count="3908"/>
    <meta:user-defined meta:name="AppVersion">14.0000</meta:user-defined>
    <meta:user-defined meta:name="Company">maik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